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1bdaa2" officeooo:paragraph-rsid="001bdaa2" style:font-size-asian="12pt" style:font-size-complex="12pt"/>
    </style:style>
    <style:style style:name="P3" style:family="paragraph" style:parent-style-name="Standard">
      <style:text-properties style:font-name="Arial" fo:font-size="12pt" officeooo:rsid="001dc460" officeooo:paragraph-rsid="001dc460" style:font-size-asian="12pt" style:font-size-complex="12pt"/>
    </style:style>
    <style:style style:name="P4" style:family="paragraph" style:parent-style-name="Standard">
      <style:text-properties style:font-name="Arial" fo:font-size="12pt" officeooo:rsid="001f791e" officeooo:paragraph-rsid="001f791e" style:font-size-asian="12pt" style:font-size-complex="12pt"/>
    </style:style>
    <style:style style:name="P5" style:family="paragraph" style:parent-style-name="Standard">
      <style:text-properties style:font-name="Arial" fo:font-size="12pt" officeooo:rsid="0020dfa0" officeooo:paragraph-rsid="0020dfa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7 – RAID POR SOFTWARE NO LINUX 02 - SIMULAR FALHAS, REPARAR E DESTRUIR ARRAY</text:h>
      <text:p text:style-name="P2">Verificar o status do array</text:p>
      <text:p text:style-name="P2">mdadm - - detail /dev/md0</text:p>
      <text:p text:style-name="P2"/>
      <text:p text:style-name="P2">cat / proc /mdstat</text:p>
      <text:p text:style-name="P2"/>
      <text:p text:style-name="P2">Simular falha no array (por software)</text:p>
      <text:p text:style-name="P2"/>
      <text:p text:style-name="P3">mdadm - - manege - - set – faulty / dev/md0 <text:span text:style-name="T2">dev/sdc1</text:span></text:p>
      <text:p text:style-name="P3"><text:span text:style-name="T2"/></text:p>
      <text:p text:style-name="P3"><text:span text:style-name="T2">Remover um disco com falha: </text:span></text:p>
      <text:p text:style-name="P3"><text:span text:style-name="T2">mdadm /dev/md0 -r /dev/sdc1</text:span></text:p>
      <text:p text:style-name="P3"><text:span text:style-name="T2"/></text:p>
      <text:p text:style-name="P4">Adicionar disco novo substituto ao array:</text:p>
      <text:p text:style-name="P4">mdadm /dev/md0 -a /dev/sdc1</text:p>
      <text:p text:style-name="P4"/>
      <text:p text:style-name="P5">Excluir um array</text:p>
      <text:p text:style-name="P5">Parar o array:</text:p>
      <text:p text:style-name="P5">mdadm - -stop /dev/md0</text:p>
      <text:p text:style-name="P5"/>
      <text:p text:style-name="P5">Removê-lo: </text:p>
      <text:p text:style-name="P5">mdadm – remove <text:span text:style-name="T2">/dev/md0</text:span></text:p>
      <text:p text:style-name="P5"><text:span text:style-name="T2"/></text:p>
      <text:p text:style-name="P5"><text:span text:style-name="T2">Excluir o superbloco em todos os drives do array:</text:span></text:p>
      <text:p text:style-name="P5"><text:span text:style-name="T2">mdadm - - zero-superblock /dev/sd[bc]1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1T17:37:42.236547066</meta:creation-date>
    <dc:date>2020-02-01T18:03:42.810531516</dc:date>
    <meta:editing-duration>PT26M3S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1" meta:paragraph-count="17" meta:word-count="92" meta:character-count="532" meta:non-whitespace-character-count="452"/>
  </office:meta>
</office:document-meta>
</file>